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633"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svg:stroke-color="#ff6633"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svg:stroke-color="#660066" draw:fill="solid" draw:fill-color="#9999ff" draw:textarea-horizontal-align="justify" draw:textarea-vertical-align="middle" draw:auto-grow-height="false"/>
    </style:style>
    <style:style style:name="gr4" style:family="graphic" style:parent-style-name="standard">
      <style:graphic-properties svg:stroke-color="#99284c" draw:fill="solid" draw:fill-color="#ff3333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77cm" svg:height="3.81cm" svg:x="2.27cm" svg:y="7.114cm">
          <text:p text:style-name="P1">Толстый клиент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2cm" svg:height="2.032cm" svg:x="13.192cm" svg:y="2.288cm">
          <text:p text:style-name="P1">Сервис поиска серверов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2cm" svg:height="2.032cm" svg:x="14.97cm" svg:y="5.336cm">
          <text:p text:style-name="P1">Сервера лобби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2cm" svg:height="2.032cm" svg:x="7.35cm" svg:y="15.369cm">
          <text:p text:style-name="P1">Сервера игр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969cm" svg:height="1.778cm" svg:x="20.939cm" svg:y="10.289cm">
          <text:p text:style-name="P1">MongoDB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969cm" svg:height="1.778cm" svg:x="13.446cm" svg:y="10.289cm">
          <text:p text:style-name="P1">RabbitMQ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584cm" svg:height="1.811cm" draw:transform="skewX (0.0457276264022513) rotate (0.60632738214283) translate (7.35cm 5.452cm)">
          <text:p text:style-name="P2">UDP Multicast</text:p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4.975cm" svg:height="1.719cm" draw:transform="skewX (0.154636171726698) rotate (0.324805773796145) translate (9.382cm 7.348cm)">
          <text:p text:style-name="P2">REST</text:p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4.869cm" svg:height="1.765cm" draw:transform="skewX (0.0645771823237902) rotate (-0.895179373347892) translate (7.226cm 10.682cm)">
          <text:p text:style-name="P2">WebSocket</text:p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3.202cm" svg:height="1.89cm" draw:transform="skewX (0.0476474885794453) rotate (0.826762466669714) translate (12.907cm 14.236cm)">
          <text:p text:style-name="P2">AMQP</text:p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2.889cm" svg:height="1.89cm" draw:transform="skewX (0.0476474885794453) rotate (0.826762466669714) translate (15.436cm 9.221cm)">
          <text:p text:style-name="P2">AMQP</text:p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2.889cm" svg:height="1.89cm" draw:transform="skewX (0.0476474885794452) rotate (-0.765850475775111) translate (22.187cm 7.114cm)">
          <text:p text:style-name="P2"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elez </meta:initial-creator>
    <meta:creation-date>2016-01-12T20:53:52.399208869</meta:creation-date>
    <dc:date>2016-01-12T21:18:54.476848997</dc:date>
    <dc:creator>xelez </dc:creator>
    <meta:editing-duration>PT8M21S</meta:editing-duration>
    <meta:editing-cycles>1</meta:editing-cycles>
    <meta:document-statistic meta:object-count="12"/>
    <meta:generator>LibreOffice/4.2.8.2$Linux_X86_64 LibreOffice_project/420m0$Build-2</meta:generator>
  </office:meta>
</office:document-meta>
</file>